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margin-top="0.1665in" fo:margin-bottom="0in" loext:contextual-spacing="false" fo:line-height="100%"/>
    </style:style>
    <style:style style:name="P3" style:family="paragraph" style:parent-style-name="Standard"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 <text:tab/> <text:tab/> <text:tab/></text:p>
      <text:p text:style-name="P1"><text:span text:style-name="T1">To run .elf on spike</text:span></text:p>
      <text:p text:style-name="P2"/>
      <text:p text:style-name="P2">On core: make debug=1 hello</text:p>
      <text:p text:style-name="P2">For spike: spike --log-commits -l --isa=RV32IM /home/akeana/proj/cores/aqlrv32-main/sw/hello/hello.elf 2&gt; spike.log</text:p>
      <text:p text:style-name="P2">spike starts its simulation from instruction memory address(pc) 0x800000000 and we can’t let it start from any address less than 0x800000000. And our core’s simulation start it from 0x00000000. So we also need to start our core from 0x800000000. For this we have to make certain changes in some files. Like</text:p>
      <text:p text:style-name="P2"/>
      <text:p text:style-name="P2"><text:span text:style-name="T2">In testbench.v :</text:span></text:p>
      <text:p text:style-name="P2">line 54: localparam IRAMBASE = 2147483648; // equivalent to 0x80000000 in hex</text:p>
      <text:p text:style-name="P2">line 56: localparam DRAMBASE = 2147483648 + `MEMSIZE*1024; // 0x80020000</text:p>
      <text:p text:style-name="P2"/>
      <text:p text:style-name="P2">line 398: imem_addr[31:$clog2(IRAMSIZE)] &gt; 15'b1000_0000_0000_000</text:p>
      <text:p text:style-name="P2">line 421: dmem_waddr[31:$clog2(DRAMSIZE + IRAMSIZE)] &gt; 14'b1000_0000_0000_00</text:p>
      <text:p text:style-name="P2"/>
      <text:p text:style-name="P2">assign temp_addrw[31:0]<text:tab/>= {2'b0,dmem_waddr[31:2] } - (DRAMBASE &gt;&gt; 2) ;</text:p>
      <text:p text:style-name="P2">assign temp_addrr[31:0]<text:tab/>= {2'b0,dmem_raddr[31:2] } - (DRAMBASE &gt;&gt; 2);</text:p>
      <text:p text:style-name="P2">assign temp_addri = {2'b0, imem_addr[31:2]} - (IRAMBASE &gt;&gt; 2);</text:p>
      <text:p text:style-name="P2"/>
      <text:p text:style-name="P2">line 371: .raddr ({2'b0,temp_addri[27:0]}),</text:p>
      <text:p text:style-name="P2">line 389: .raddr ({2'b0,temp_addrr[27:0]}),</text:p>
      <text:p text:style-name="P2">line 390: .waddr ({2'b0,temp_addrw[27:0]}),</text:p>
      <text:p text:style-name="P2"/>
      <text:p text:style-name="P2"><text:span text:style-name="T2">In aqlrv32/sw/common/default.ld:</text:span></text:p>
      <text:p text:style-name="P2">_start = 0x8000000;</text:p>
      <text:p text:style-name="P2"/>
      <text:p text:style-name="P2"><text:soft-page-break/>MEMORY</text:p>
      <text:p text:style-name="P2">{</text:p>
      <text:p text:style-name="P2">imem : ORIGIN = 0x80000000, LENGTH = 128K</text:p>
      <text:p text:style-name="P2">dmem : ORIGIN = 0x80000000 +128K , LENGTH = 128K</text:p>
      <text:p text:style-name="P2">}</text:p>
      <text:p text:style-name="P2"/>
      <text:p text:style-name="P2">line 77: PROVIDE(_stack = 0x80000000 + (128K * 2));</text:p>
      <text:p text:style-name="P2"/>
      <text:p text:style-name="P2"><text:span text:style-name="T2">In opcode.vh:</text:span></text:p>
      <text:p text:style-name="P2">RESETVEC = 32'h8000_0000;</text:p>
      <text:p text:style-name="P2"/>
      <text:p text:style-name="P2"><text:span text:style-name="T2">In aqlrv32/makefile:</text:span></text:p>
      <text:p text:style-name="P2">remove line 97 and 99 because we don’t need rvsim simulator.</text:p>
      <text:p text:style-name="P2"/>
      <text:p text:style-name="P2"><text:span text:style-name="T2">In aqlrv32/sw/common/startup.S:</text:span></text:p>
      <text:p text:style-name="P2">If spike hangs and can't exit add these lines in your file.</text:p>
      <text:p text:style-name="P2">_start:</text:p>
      <text:p text:style-name="P2">la t3, tohost</text:p>
      <text:p text:style-name="P2">li t2, 1</text:p>
      <text:p text:style-name="P2">sw t2, 0(t3)</text:p>
      <text:p text:style-name="P2"/>
      <text:p text:style-name="P2">_bss_clear:</text:p>
      <text:p text:style-name="P2">.section .tohost, "aw", @progbits</text:p>
      <text:p text:style-name="P2">.globl tohost</text:p>
      <text:p text:style-name="P2">.align 4</text:p>
      <text:p text:style-name="P2">tohost: .dword 0</text:p>
      <text:p text:style-name="P2"><text:soft-page-break/>.globl fromhost</text:p>
      <text:p text:style-name="P2">.align 4</text:p>
      <text:p text:style-name="P2">fromhost: .dword 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2" meta:word-count="245" meta:character-count="1680" meta:non-whitespace-character-count="1471"/>
    <meta:generator>LibreOfficeDev/6.0.5.2$Linux_X86_64 LibreOffice_project/</meta:generator>
  </office:meta>
</office:document-meta>
</file>